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af575" officeooo:paragraph-rsid="001af575"/>
    </style:style>
    <style:style style:name="P2" style:family="paragraph" style:parent-style-name="Standard">
      <style:text-properties fo:language="ru" fo:country="RU" officeooo:rsid="001af575" officeooo:paragraph-rsid="001af575" fo:background-color="transparent"/>
    </style:style>
    <style:style style:name="P3" style:family="paragraph" style:parent-style-name="Standard">
      <style:text-properties fo:language="ru" fo:country="RU" fo:font-weight="normal" officeooo:rsid="001af575" officeooo:paragraph-rsid="001af575" fo:background-color="transparent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background-color="#ffff00" loext:char-shading-value="0"/>
    </style:style>
    <style:style style:name="T4" style:family="text">
      <style:text-properties fo:language="en" fo:country="US" fo:background-color="#ffff00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 ссылке <text:span text:style-name="T1">Aanbod </text:span>мы переходим, соответственно на стр. <text:span text:style-name="T2">Aanbod. </text:span></text:p>
      <text:p text:style-name="P1">Здесь все хорошо, только нужно </text:p>
      <text:p text:style-name="P1"/>
      <text:p text:style-name="P1"><text:span text:style-name="T1">1. </text:span>Добавить перед фотографиями к каждой категории ворот описание, что находится в папке <text:span text:style-name="T7">Overschrijwing_modele</text:span><text:span text:style-name="T4">n</text:span></text:p>
      <text:p text:style-name="P2">2. Добавить еще одну категорию ворот: <text:span text:style-name="T2">Bristol.</text:span></text:p>
      <text:p text:style-name="P3">Фото к этой модели в папке «<text:span text:style-name="T1">Bristol</text:span>», а текст с описанием в той же папке <text:span text:style-name="T6">Overschrijwing_modele</text:span><text:span text:style-name="T3">n.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11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5:53:45.042000000</meta:creation-date>
    <meta:generator>LibreOffice/5.0.4.2$Windows_x86 LibreOffice_project/2b9802c1994aa0b7dc6079e128979269cf95bc78</meta:generator>
    <dc:date>2020-04-25T15:59:22.300000000</dc:date>
    <meta:editing-duration>PT5M37S</meta:editing-duration>
    <meta:editing-cycles>1</meta:editing-cycles>
    <meta:document-statistic meta:table-count="0" meta:image-count="0" meta:object-count="0" meta:page-count="1" meta:paragraph-count="5" meta:word-count="51" meta:character-count="345" meta:non-whitespace-character-count="297"/>
  </office:meta>
</office:document-meta>
</file>